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&gt;AAR96398.1 hemoglobin beta [Homo sapiens]</text:span></text:p>
      <text:p text:style-name="Standard"><text:span text:style-name="T1">MVHLTPEEKSAVTALWGKVNVDEVGGEALGRLLVVYPWTQRLFESFGDLFTPDAVMGNPKVKAHGKKVLG</text:span></text:p>
      <text:p text:style-name="Standard"><text:span text:style-name="T1">AFSDGPAHLDNLKGTFATLSELHCDKLHVDPENFRLLGNVLVCVLAHHFGKEFTPPVQAAYQKVVAGVAN</text:span></text:p>
      <text:p text:style-name="Standard"><text:span text:style-name="T1">ALAHKYH</text:span></text:p>
      <text:p text:style-name="Standard"><text:span text:style-name="T1">&gt;XP_508242.1 hemoglobin subunit beta [Pan troglodytes]</text:span></text:p>
      <text:p text:style-name="Standard"><text:span text:style-name="T1">MVHLTPEEKSAVTALWGKVNVDEVGGEALGRLLVVYPWTQRFFESFGDLSTPDAVMGNPKVKAHGKKVLG</text:span></text:p>
      <text:p text:style-name="Standard"><text:span text:style-name="T1">AFSDGLAHLDNLKGTFATLSELHCDKLHVDPENFRLLGNVLVCVLAHHFGKEFTPPVQAAYQKVVAGVAN</text:span></text:p>
      <text:p text:style-name="Standard"><text:span text:style-name="T1">ALAHKYH</text:span></text:p>
      <text:p text:style-name="Standard"><text:span text:style-name="T1">&gt;BAJ05100.1 hemoglobin beta [Bos taurus]</text:span></text:p>
      <text:p text:style-name="Standard"><text:span text:style-name="T1">MLTAEEKAAVTAFWGKVKVDEVGGEALGRLLVVYPWTQRFFESFGDLSTADAVMNNPKVKAHGKKVLDSF</text:span></text:p>
      <text:p text:style-name="Standard"><text:span text:style-name="T1">SNGMKHLDDLKGTFAALSELHCDKLHVDPENFKLLGNVLVVVLARNFGKEFTPVLQADFQKVVAGVANAL</text:span></text:p>
      <text:p text:style-name="Standard"><text:span text:style-name="T1">AHRYH</text:span></text:p>
      <text:p text:style-name="Standard"><text:span text:style-name="T1">&gt;BAG16713.1 hemoglobin beta chain subunit [Mus musculus]</text:span></text:p>
      <text:p text:style-name="Standard"><text:span text:style-name="T1">MVHLTDAEKSAVSCLWAKVNPDEVGGEALGRLLVVYPWTQRYFDSFGDLSSASAIMGNPKVKAHGKKVIT</text:span></text:p>
      <text:p text:style-name="Standard"><text:span text:style-name="T1">AFNEGLKNLDNLKGTFASLSELHCDKLHVDPENFRLLGNAIVIVLGHHLGKDFTPAAQAAFQKVVAGVAT</text:span></text:p>
      <text:p text:style-name="Standard"><text:span text:style-name="T1">ALAHKYH</text:span></text:p>
      <text:p text:style-name="Standard"><text:span text:style-name="T1">&gt;NP_990820.1 hemoglobin subunit beta [Gallus gallus]</text:span></text:p>
      <text:p text:style-name="Standard"><text:span text:style-name="T1">MVHWTAEEKQLITGLWGKVNVAECGAEALARLLIVYPWTQRFFASFGNLSSPTAILGNPMVRAHGKKVLT</text:span></text:p>
      <text:p text:style-name="Standard"><text:span text:style-name="T1">SFGDAVKNLDNIKNTFSQLSELHCDKLHVDPENFRLLGDILIIVLAAHFSKDFTPECQAAWQKLVRVVAH</text:span></text:p>
      <text:p text:style-name="Standard"><text:span text:style-name="T1">ALARKYH</text:span></text:p>
      <text:p text:style-name="Standard"><text:span text:style-name="T1">&gt;NP_001003431.2 hemoglobin, beta adult 2 [Danio rerio]</text:span></text:p>
      <text:p text:style-name="Standard"><text:span text:style-name="T1">MVQWSDSERKTIASVWSKINVDEIGPQTLARVLVVYPWTQRYFGAFGDLSCASAIMGNPKVSEHGKTVLK</text:span></text:p>
      <text:p text:style-name="Standard"><text:span text:style-name="T1">ALEKAVKNVDDIKTTYAKLSQLHCEKLNVDPDNFKLLADCLSIVIATNFGPAFNPSVQSTWQKLLSVVVA</text:span></text:p>
      <text:p text:style-name="Standard"><text:span text:style-name="T1">ALTSRYF</text:span></text:p>
      <text:p text:style-name="P1"/>
      <text:p text:style-name="P2"><text:soft-page-break/></text:p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54" meta:character-count="1178" meta:non-whitespace-character-count="1148"/>
    <meta:generator>LibreOfficeDev/6.0.5.2$Linux_X86_64 LibreOffice_project/</meta:generator>
  </office:meta>
</office:document-meta>
</file>